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e6c2" officeooo:paragraph-rsid="001ae6c2"/>
    </style:style>
    <style:style style:name="P2" style:family="paragraph" style:parent-style-name="Standard">
      <style:text-properties officeooo:rsid="001ae6c2" officeooo:paragraph-rsid="001ae6c2"/>
    </style:style>
    <style:style style:name="P3" style:family="paragraph" style:parent-style-name="Standard">
      <style:text-properties style:font-name="sans-serif" fo:font-size="9.60000038146973pt"/>
    </style:style>
    <style:style style:name="P4" style:family="paragraph" style:parent-style-name="Standard">
      <style:text-properties style:font-name="sans-serif" fo:font-size="9.60000038146973pt" officeooo:rsid="001ae6c2" officeooo:paragraph-rsid="001ae6c2"/>
    </style:style>
    <style:style style:name="P5" style:family="paragraph" style:parent-style-name="Standard">
      <style:text-properties officeooo:rsid="001ba528" officeooo:paragraph-rsid="001ba528"/>
    </style:style>
    <style:style style:name="P6" style:family="paragraph" style:parent-style-name="Standard">
      <style:text-properties officeooo:rsid="001ba528" officeooo:paragraph-rsid="001f31a1"/>
    </style:style>
    <style:style style:name="P7" style:family="paragraph" style:parent-style-name="Standard">
      <style:text-properties officeooo:rsid="001f31a1" officeooo:paragraph-rsid="001f31a1"/>
    </style:style>
    <style:style style:name="P8" style:family="paragraph" style:parent-style-name="Standard">
      <style:text-properties officeooo:rsid="001f31a1" officeooo:paragraph-rsid="0025203f"/>
    </style:style>
    <style:style style:name="P9" style:family="paragraph" style:parent-style-name="Standard">
      <style:text-properties officeooo:rsid="0020bb2e" officeooo:paragraph-rsid="0025203f"/>
    </style:style>
    <style:style style:name="P10" style:family="paragraph" style:parent-style-name="Standard">
      <style:text-properties officeooo:rsid="002a6aff" officeooo:paragraph-rsid="002a6aff"/>
    </style:style>
    <style:style style:name="P11" style:family="paragraph" style:parent-style-name="Standard">
      <style:text-properties officeooo:rsid="00369bc8" officeooo:paragraph-rsid="00369bc8"/>
    </style:style>
    <style:style style:name="P12" style:family="paragraph" style:parent-style-name="Standard">
      <style:text-properties officeooo:rsid="001f31a1" officeooo:paragraph-rsid="00305e82"/>
    </style:style>
    <style:style style:name="P13" style:family="paragraph" style:parent-style-name="Standard" style:list-style-name="L1">
      <style:text-properties officeooo:paragraph-rsid="00305e82"/>
    </style:style>
    <style:style style:name="P14" style:family="paragraph" style:parent-style-name="Standard" style:list-style-name="L1">
      <style:text-properties officeooo:rsid="00305e82" officeooo:paragraph-rsid="00305e82"/>
    </style:style>
    <style:style style:name="P15" style:family="paragraph" style:parent-style-name="Standard" style:list-style-name="L2">
      <style:text-properties officeooo:rsid="00305e82" officeooo:paragraph-rsid="00305e82"/>
    </style:style>
    <style:style style:name="P16" style:family="paragraph" style:parent-style-name="Standard" style:list-style-name="L2">
      <style:text-properties officeooo:rsid="00305e82" officeooo:paragraph-rsid="00320870"/>
    </style:style>
    <style:style style:name="P17" style:family="paragraph" style:parent-style-name="Standard" style:list-style-name="L2">
      <style:text-properties officeooo:rsid="00320870" officeooo:paragraph-rsid="00320870"/>
    </style:style>
    <style:style style:name="P18" style:family="paragraph" style:parent-style-name="Standard" style:list-style-name="L2">
      <style:text-properties officeooo:rsid="003e5212" officeooo:paragraph-rsid="003e5212"/>
    </style:style>
    <style:style style:name="P19" style:family="paragraph" style:parent-style-name="Standard" style:list-style-name="L3">
      <style:text-properties officeooo:rsid="00369bc8" officeooo:paragraph-rsid="00369bc8"/>
    </style:style>
    <style:style style:name="P20" style:family="paragraph" style:parent-style-name="Standard" style:list-style-name="L3">
      <style:text-properties officeooo:rsid="00369bc8" officeooo:paragraph-rsid="00386bf3"/>
    </style:style>
    <style:style style:name="P21" style:family="paragraph" style:parent-style-name="Standard" style:list-style-name="L3">
      <style:text-properties officeooo:rsid="00386bf3" officeooo:paragraph-rsid="00386bf3"/>
    </style:style>
    <style:style style:name="P22" style:family="paragraph" style:parent-style-name="Standard" style:list-style-name="L3">
      <style:text-properties officeooo:rsid="003d4ef3" officeooo:paragraph-rsid="003d4ef3"/>
    </style:style>
    <style:style style:name="P23" style:family="paragraph" style:parent-style-name="Standard">
      <style:text-properties fo:color="#ff3333" fo:font-weight="bold" officeooo:rsid="0041cf2a" officeooo:paragraph-rsid="0041cf2a" style:font-weight-asian="bold" style:font-weight-complex="bold"/>
    </style:style>
    <style:style style:name="T1" style:family="text">
      <style:text-properties officeooo:rsid="001d3aec"/>
    </style:style>
    <style:style style:name="T2" style:family="text">
      <style:text-properties officeooo:rsid="001f31a1"/>
    </style:style>
    <style:style style:name="T3" style:family="text">
      <style:text-properties officeooo:rsid="002c1eab"/>
    </style:style>
    <style:style style:name="T4" style:family="text">
      <style:text-properties officeooo:rsid="002d4351"/>
    </style:style>
    <style:style style:name="T5" style:family="text">
      <style:text-properties officeooo:rsid="002ed954"/>
    </style:style>
    <style:style style:name="T6" style:family="text">
      <style:text-properties officeooo:rsid="0033c616"/>
    </style:style>
    <style:style style:name="T7" style:family="text">
      <style:text-properties officeooo:rsid="0033d826"/>
    </style:style>
    <style:style style:name="T8" style:family="text">
      <style:text-properties officeooo:rsid="00355341"/>
    </style:style>
    <style:style style:name="T9" style:family="text">
      <style:text-properties officeooo:rsid="00369bc8"/>
    </style:style>
    <style:style style:name="T10" style:family="text">
      <style:text-properties officeooo:rsid="00386bf3"/>
    </style:style>
    <style:style style:name="T11" style:family="text">
      <style:text-properties officeooo:rsid="003bb6fa"/>
    </style:style>
    <style:style style:name="T12" style:family="text">
      <style:text-properties officeooo:rsid="004027d1"/>
    </style:style>
    <style:style style:name="T13" style:family="text">
      <style:text-properties fo:color="#800000" officeooo:rsid="004027d1"/>
    </style:style>
    <style:style style:name="T14" style:family="text">
      <style:text-properties fo:color="#800000" fo:font-weight="bold" officeooo:rsid="004027d1" style:font-weight-asian="bold" style:font-weight-complex="bold"/>
    </style:style>
    <style:style style:name="T15" style:family="text">
      <style:text-properties fo:color="#ff3333" fo:font-weight="bold" officeooo:rsid="004027d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jurabernoisenergie.ch/?tabgroup=6&amp;buttonid=1019" text:style-name="Internet_20_link" text:visited-style-name="Visited_20_Internet_20_Link">http://www.jurabernoisenergie.ch/?tabgroup=6&amp;buttonid=1019</text:a></text:p>
      <text:p text:style-name="P2"/>
      <text:p text:style-name="P4">Jura bernois </text:p>
      <text:p text:style-name="P3">Pierre Renaud </text:p>
      <text:p text:style-name="P3">Rue de la Préfecture 2 </text:p>
      <text:p text:style-name="P3">Case postale 65 </text:p>
      <text:p text:style-name="P3">2608 Courtelary </text:p>
      <text:p text:style-name="P3">tél. 032 944 18 40 </text:p>
      <text:p text:style-name="P3">info@planair.ch </text:p>
      <text:p text:style-name="P2"/>
      <text:p text:style-name="P1"><text:span text:style-name="Strong_20_Emphasis">Le Conseil téléphonique est gratuit !</text:span></text:p>
      <text:p text:style-name="Text_20_body"><text:span text:style-name="Strong_20_Emphasis">Le déplacement est facturé CHF 100.- </text:span>mais comprend l'établissement d'un diagnostique sommaire</text:p>
      <text:p text:style-name="P2"/>
      <text:p text:style-name="P2"/>
      <text:p text:style-name="P5">Bonjour,</text:p>
      <text:p text:style-name="P5"/>
      <text:p text:style-name="P10">J'ai trouvé votre adresse sur le site <text:a xlink:type="simple" xlink:href="http://www.jurabernoisenergie.ch/" text:style-name="Internet_20_link" text:visited-style-name="Visited_20_Internet_20_Link">http://www.jurabernoisenergie.ch</text:a> <text:span text:style-name="T3">en tant que</text:span> conseiller en énergie <text:span text:style-name="T3">pour le Jura Bernois</text:span>. <text:span text:style-name="T4">J'aurais quelques questions concernant la rénovation d'une maison.</text:span></text:p>
      <text:p text:style-name="P5"/>
      <text:p text:style-name="P5">Je suis devenu propriétaire de la maison située au <text:span text:style-name="T15">&lt;lieu&gt;</text:span>. Je suis actuellement en train de réfléchir aux travaux que je vais devoir entreprendre dans les prochains mois et années, en vu de conserver la maison en bon état mais également pour en augmenter le confort et faire baisser la facture énergétique.</text:p>
      <text:p text:style-name="P5"/>
      <text:p text:style-name="P5">La maison a été construite en 1924:</text:p>
      <text:p text:style-name="P5">- la toiture et la couverture sont d'origine. La couverture devra être changée assez rapidement, car les tuiles sont poreuses et cassent facilement, afin d'éviter d'éventuelles infiltrations <text:span text:style-name="T5">(il y a déjà eu ce genre de problème), la charpente est en parfait état</text:span>.</text:p>
      <text:p text:style-name="P5">- les fenêtres ont été changées en l'an 2000 par du double vitrage</text:p>
      <text:p text:style-name="P5">- les murs sont en moellons recouverts d'un crépi et ne sont pas isolés</text:p>
      <text:p text:style-name="P5">- il n'y a pas <text:span text:style-name="T6">d</text:span>'isolation présente dans la maison</text:p>
      <text:p text:style-name="P5"/>
      <text:p text:style-name="P5">Les problématiques auxquelles je suis confronté sont les suivantes:</text:p>
      <text:p text:style-name="P5">- <text:span text:style-name="T1">le toit n'est pas isolé du tout et une pièce+entrée est aménagée et chauffée dans les combles, deux pièces supplémentaires sont aménageables mais non chauffées.</text:span></text:p>
      <text:p text:style-name="P5">- <text:span text:style-name="T1">les murs de deux pièces à vivre (chambres d'enfants) qui donnent sur l'est et le nord sont extrêmement froids et les pièces sont difficiles à chauffer en hiver.</text:span></text:p>
      <text:p text:style-name="P5">- <text:span text:style-name="T1">la consommation de mazout pour le chauffage et l'eau chaude avoisinne en moyenne 6000L par an, bien qu'une nouvelle chaudière à mazout à condensation ait été installée il y a un an.</text:span></text:p>
      <text:p text:style-name="P5">- je ne veux pas changer l'aspect extérieur de la maison, c'est cette esthétique qui m'a fait acheter cette maison, s'il devait y avoir des travaux d'isolation périphériques à faire, je voudrais m'assurer de pouvoir trouver un artisan capable de conserver <text:span text:style-name="T1">l'esthétique extérieure quasi-intacte (solutions à trouver pour: pierre d'angles, volets battants, tablettes et encadrements de fenêtres, dessous des avant-toits, ...)</text:span></text:p>
      <text:p text:style-name="P6">- <text:span text:style-name="T5">si possible j'aimerais profiter de subventions et optimiser les réductions d'impôts et la planification des travaux pour avoir le budget suffisant pour faire les travaux nécessaires.</text:span></text:p>
      <text:p text:style-name="P6"/>
      <text:p text:style-name="P7">Mes questions sont les suivantes:</text:p>
      <text:p text:style-name="P8"/>
      <text:p text:style-name="P12">- Quels documents et informations dois-je collecter sur la maison pour pouvoir optimalement planifier les travaux, créer un dossier efficace pour obtenir des subventions et réduire les coûts superflus?</text:p>
      <text:list xml:id="list4295298052039765505" text:style-name="L1">
        <text:list-item>
          <text:p text:style-name="P13"><text:span text:style-name="T2">Les plans originaux de la maison n'existent plus, mais j'ai dessiné moi-même des plans sous </text:span><text:soft-page-break/><text:span text:style-name="T2">forme électronique à l'échelle, est-ce suffisant ou un architecte doit-il refaire les plans?</text:span></text:p>
        </text:list-item>
        <text:list-item>
          <text:p text:style-name="P14">Je n'ai pas les factures originales pour le mazout (j'ai recopié sur une feuille la majorité des montants de livraison sur les 5 dernières années) et l'électricité (j'ai l'estimation faite par BKW sur la consommation des dernières années). Est-ce suffisant ou dois-je demander des originaux?</text:p>
        </text:list-item>
        <text:list-item>
          <text:p text:style-name="P14">D'autres documents sont-ils <text:span text:style-name="T7">nécessaires</text:span>?</text:p>
          <text:p text:style-name="P14"/>
        </text:list-item>
      </text:list>
      <text:p text:style-name="P12">- J'ai constaté que le système de subventions pour 2017 a été modifié au niveau du canton de Berne:</text:p>
      <text:list xml:id="list7169942046283148091" text:style-name="L2">
        <text:list-item>
          <text:p text:style-name="P15">Est-ce exact que je suis obligé de faire un CECB Plus pour pouvoir obtenir une subvention?</text:p>
        </text:list-item>
        <text:list-item>
          <text:p text:style-name="P15">Auriez-vous des adresses de personnes ou d'entreprises compétentes et reconnues en mesure de réaliser ce CECB Plus avec un bon rapport qualité/prix et des conseils de qualité? (sur le site www.cecb.ch les informations ne sont pas forcément à jour et ne donnent pas d'information sur la qualité du conseiller)</text:p>
        </text:list-item>
        <text:list-item>
          <text:p text:style-name="P16">Combien coûte en moyenne un CECB Plus?</text:p>
        </text:list-item>
        <text:list-item>
          <text:p text:style-name="P16">Refaire uniquement le toit et l'isoler ne m'ouvre plus de droits à des subventions: il faut que je fasse encore d'autres travaux qui me permettront de gagner au moins deux classes d'énergie. Est-ce que mon analyse est correcte?</text:p>
        </text:list-item>
        <text:list-item>
          <text:p text:style-name="P16">Que me conseillez-vous de faire? Dois-je faire mon deuil d'éventuelles subventions car pas rentables ou puis-je quand même en bénéficier en faisant des travaux à faibles coûts supplémentaires (isolation plafond cave / sols ou autre)?</text:p>
        </text:list-item>
        <text:list-item>
          <text:p text:style-name="P17">Quel montant de subvention pensez-vous que je puisse obtenir et pour quels postes? <text:span text:style-name="T8">(isolation toiture, murs, cave, ...)</text:span></text:p>
        </text:list-item>
        <text:list-item>
          <text:p text:style-name="P18">Existe-t'il dans mon cas d'autres subventions que je ne connaîtrais pas en dehors des subventions cantonales?</text:p>
        </text:list-item>
        <text:list-item>
          <text:p text:style-name="P16">Dois-je obligatoirement faire appel à un architecte pour les travaux que j'entreprends ou puis-je diriger les travaux moi-même avec les artisans? (toiture, isolation périphérique, ventilation, cave, volets battants)</text:p>
        </text:list-item>
        <text:list-item>
          <text:p text:style-name="P16">Pouvez-vous me fournir des adresses d'architectes compétents et reconnus offrant un bon rapport qualité/prix?</text:p>
        </text:list-item>
      </text:list>
      <text:p text:style-name="P8"/>
      <text:p text:style-name="P9">- <text:span text:style-name="T9">Pourriez-vous me fournir des adresses d'artisans ou d'entreprises compétentes et reconnues (ayant des références dans la région) pour les travaux suivants:</text:span></text:p>
      <text:list xml:id="list1588489231531013889" text:style-name="L3">
        <text:list-item>
          <text:p text:style-name="P19">isolation par extérieur de la façade</text:p>
        </text:list-item>
        <text:list-item>
          <text:p text:style-name="P21">isolation intérieure de certaines parties de la maison</text:p>
        </text:list-item>
        <text:list-item>
          <text:p text:style-name="P20">décorations de la façade sur isolation extérieure (voir photo1: <text:span text:style-name="T10">pierres d'angles sur toute la hauteur, encadrements de fenêtres pour donner du relief, dessous des avant-toits</text:span>)</text:p>
        </text:list-item>
        <text:list-item>
          <text:p text:style-name="P22">ventilation simple flux</text:p>
        </text:list-item>
      </text:list>
      <text:p text:style-name="P11"/>
      <text:p text:style-name="P11">Merci d'avance pour vos réponses et <text:span text:style-name="T11">vos conseils</text:span>.</text:p>
      <text:p text:style-name="P11"/>
      <text:p text:style-name="P11">Meilleures Salutations,</text:p>
      <text:p text:style-name="P23">&lt;Nom&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6M34S</meta:editing-duration>
    <meta:editing-cycles>22</meta:editing-cycles>
    <meta:generator>LibreOffice/5.1.4.2$Windows_x86 LibreOffice_project/f99d75f39f1c57ebdd7ffc5f42867c12031db97a</meta:generator>
    <dc:date>2017-01-15T20:21:20.709000000</dc:date>
    <meta:document-statistic meta:table-count="0" meta:image-count="0" meta:object-count="0" meta:page-count="2" meta:paragraph-count="48" meta:word-count="832" meta:character-count="5313" meta:non-whitespace-character-count="4538"/>
    <meta:user-defined meta:name="Info 1"/>
    <meta:user-defined meta:name="Info 2"/>
    <meta:user-defined meta:name="Info 3"/>
    <meta:user-defined meta:name="Info 4"/>
  </office:meta>
</office:document-meta>
</file>